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websites inside of the network/default gateway</text:p>
      <text:p text:style-name="Standard"/>
      <text:p text:style-name="Standard">Switches</text:p>
      <text:p text:style-name="Standard">1.how many mac address: 14 unique</text:p>
      <text:p text:style-name="Standard">2.a780 goes through port 6</text:p>
      <text:p text:style-name="Standard"><text:s/>different VLANs (separate networks so it is listed 4 times)</text:p>
      <text:p text:style-name="Standard">3.most likely headed to your gateway</text:p>
      <text:p text:style-name="Standard">4.2048, Lower expire time, expiring packets faster, naturally lower expiration time of the whole group, <text:s/>or delete one of the most inactive one out of the arp table.</text:p>
      <text:p text:style-name="Standard"/>
      <text:p text:style-name="Standard">Wireshark:</text:p>
      <text:p text:style-name="Standard"/>
      <text:p text:style-name="Standard">1. My ethernet address is a4:2b:8c:81:fd:db</text:p>
      <text:p text:style-name="Standard">2. Destination is d0:e1:40:94:f7:8e</text:p>
      <text:p text:style-name="Standard">3. No its the gateway</text:p>
      <text:p text:style-name="Standard">4 see screenshot</text:p>
      <text:p text:style-name="Standard">5.see screenshot</text:p>
      <text:p text:style-name="Standard">6. see screenshot</text:p>
      <text:p text:style-name="Standard"/>
      <text:p text:style-name="Standard">Spoofing:</text:p>
      <text:p text:style-name="Standard"/>
      <text:p text:style-name="Standard">ARP spoofing is a type of attack that sends fake Address Resolution Protocol messages over a local area network. This results in the linking of an attacker's MAC address with the IP address of a legitimate computer or server. Almost like a DDoS attack. One way to help is tto add a static ARP in your local area network. You can evern use a ARP routing changer to change your ARP automatically to help prevent this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ff Haberle</meta:initial-creator>
    <meta:creation-date>2015-02-05T09:31:32</meta:creation-date>
    <dc:date>2015-02-12T21:35:29</dc:date>
    <dc:creator>Jeff Haberle</dc:creator>
    <meta:editing-duration>PT6H3M17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6" meta:word-count="164" meta:character-count="960"/>
  </office:meta>
</office:document-meta>
</file>